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Normal" style:family="paragraph">
      <style:text-properties fo:font-weight="bold" style:font-weight-asian="bold"/>
    </style:style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text-properties fo:font-weight="bold" style:font-weight-asian="bold"/>
    </style:style>
    <style:style style:name="P24" style:parent-style-name="Normal" style:family="paragraph">
      <style:text-properties fo:font-weight="bold" style:font-weight-asian="bold"/>
    </style:style>
    <style:style style:name="P25" style:parent-style-name="Normal" style:family="paragraph">
      <style:text-properties fo:font-weight="bold" style:font-weight-asian="bold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T28" style:parent-style-name="DefaultParagraphFont" style:family="text">
      <style:text-properties style:font-name="Arial" style:font-name-complex="Arial" fo:color="#333333" fo:font-size="12.5pt" style:font-size-asian="12.5pt" style:font-size-complex="12.5pt" fo:background-color="#FFFFFF"/>
    </style:style>
    <style:style style:name="T29" style:parent-style-name="DefaultParagraphFont" style:family="text">
      <style:text-properties style:font-name="Arial" style:font-name-complex="Arial" fo:color="#333333" fo:font-size="12.5pt" style:font-size-asian="12.5pt" style:font-size-complex="12.5pt"/>
    </style:style>
    <style:style style:name="T30" style:parent-style-name="DefaultParagraphFont" style:family="text">
      <style:text-properties style:font-name="Arial" style:font-name-complex="Arial" fo:color="#333333" fo:font-size="12.5pt" style:font-size-asian="12.5pt" style:font-size-complex="12.5pt" fo:background-color="#FFFFFF"/>
    </style:style>
  </office:automatic-styles>
  <office:body>
    <office:text text:use-soft-page-breaks="true">
      <text:p text:style-name="P1">EMPRESA OU PESSOA SANCIONADA</text:p>
      <text:p text:style-name="P2"/>
      <text:p text:style-name="P3">Cadastro da Receita</text:p>
      <text:p text:style-name="Normal">AGIL LTDA – 26.427.482/0001-54</text:p>
      <text:p text:style-name="P4">DETALHAMENTO DA SANÇÃO</text:p>
      <text:p text:style-name="P5">Cadastro</text:p>
      <text:p text:style-name="Normal">CEIS</text:p>
      <text:p text:style-name="P6">Categoria da Sanção</text:p>
      <text:p text:style-name="Normal">IMPEDIMENTO/ PROIBIÇÃO DE CONTRATAR COM PRAZO INDETERMINADO</text:p>
      <text:p text:style-name="P7">Data de Início da Sanção</text:p>
      <text:p text:style-name="Normal">09/05/2025</text:p>
      <text:p text:style-name="P8">Data<text:s/>de Fim da Sanção</text:p>
      <text:p text:style-name="Normal">09/05/2027</text:p>
      <text:p text:style-name="P9">Data de publicação da sanção</text:p>
      <text:p text:style-name="P10">..</text:p>
      <text:p text:style-name="Normal"><text:span text:style-name="T11">Publicação</text:span></text:p>
      <text:soft-page-break/>
      <text:p text:style-name="Normal">SEM INFORMAÇÃO<text:s/></text:p>
      <text:p text:style-name="P12">Detalhamento do meio de publicação</text:p>
      <text:p text:style-name="P13">-</text:p>
      <text:p text:style-name="P14">Data do Trânsito em julgado</text:p>
      <text:p text:style-name="P15">..</text:p>
      <text:p text:style-name="P16">Número do processo</text:p>
      <text:p text:style-name="Normal">90/2023</text:p>
      <text:p text:style-name="P17">Número do contrato</text:p>
      <text:p text:style-name="Normal">157/2023</text:p>
      <text:p text:style-name="P18">Abrangência da sanção</text:p>
      <text:p text:style-name="Normal">EM TODOS OS PODERES DA ESFERA DO ÓRGÃO SANCIONADOR</text:p>
      <text:p text:style-name="P19">Observações</text:p>
      <text:p text:style-name="Normal">IMPEDIMENTO DE LICITAR E CONTRATAR – LEI 14.133/2021 ART.156, INC.III</text:p>
      <text:p text:style-name="P20">Origem da Informação</text:p>
      <text:p text:style-name="Normal">MINISTÉRIO DA FAZENDA<text:s/></text:p>
      <text:p text:style-name="P21">Data da Origem da Informação</text:p>
      <text:soft-page-break/>
      <text:p text:style-name="Normal">09/05/2025</text:p>
      <text:p text:style-name="P22">ÓRGÃO SANCIONADOR</text:p>
      <text:p text:style-name="P23">Nome<text:s/></text:p>
      <text:p text:style-name="Normal">PREFEITURA DE RENASCENÇA-PR<text:s/></text:p>
      <text:p text:style-name="P24">Complemento do órgão sancionador</text:p>
      <text:p text:style-name="P25">-</text:p>
      <text:p text:style-name="P26">UF do órgão sancionador<text:s/></text:p>
      <text:p text:style-name="Normal">PR</text:p>
      <text:p text:style-name="P27">FUNDAMENTO LEGAL</text:p>
      <text:p text:style-name="Normal">LEI 14133 – ART.156, III – IMPEDIMENTO DE LICITAR E CONTRATAR</text:p>
      <text:p text:style-name="Normal"><text:span text:style-name="T28">ATENÇÃO</text:span><text:span text:style-name="T29"><text:line-break/></text:span><text:span text:style-name="T30">Este cadastro visa dar publicidade às sanções administrativas aplicadas contra licitantes e fornecedores. As informações aqui veiculadas são de inteira responsabilidade das entidades que as prestaram, não podendo a União ser responsabilizada pela veracidade e/ou autenticidade de tais informações nem pelos eventuais danos diretos ou indiretos que delas resultem causados a terceir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citação3</meta:initial-creator>
    <dc:creator>word</dc:creator>
    <meta:creation-date>2025-05-29T13:06:00Z</meta:creation-date>
    <dc:date>2025-05-29T13:06:00Z</dc:date>
    <meta:template xlink:href="Normal" xlink:type="simple"/>
    <meta:editing-cycles>2</meta:editing-cycles>
    <meta:editing-duration>PT0S</meta:editing-duration>
    <meta:document-statistic meta:page-count="3" meta:paragraph-count="2" meta:word-count="190" meta:character-count="1274" meta:row-count="9" meta:non-whitespace-character-count="1086"/>
  </office:meta>
</office:document-meta>
</file>